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a7074b" fo:font-weight="bold" style:font-weight-asian="bold" style:font-weight-complex="bold"/>
    </style:style>
    <style:style style:name="P2" style:family="paragraph" style:parent-style-name="Standard">
      <style:text-properties fo:color="#c9211e" fo:font-weight="bold" style:font-weight-asian="bold" style:font-weight-complex="bold"/>
    </style:style>
    <style:style style:name="P3" style:family="paragraph" style:parent-style-name="Standard">
      <style:text-properties fo:color="#780373" fo:font-weight="bold" style:font-weight-asian="bold" style:font-weight-complex="bold"/>
    </style:style>
    <style:style style:name="P4" style:family="paragraph" style:parent-style-name="Standard">
      <style:text-properties fo:color="#780373" fo:font-weight="bold" officeooo:rsid="000b3e70" officeooo:paragraph-rsid="000b3e70" style:font-weight-asian="bold" style:font-weight-complex="bold"/>
    </style:style>
    <style:style style:name="P5" style:family="paragraph" style:parent-style-name="Standard">
      <style:text-properties fo:color="#780373" fo:font-weight="bold" officeooo:rsid="000d382c" officeooo:paragraph-rsid="000d382c" style:font-weight-asian="bold" style:font-weight-complex="bold"/>
    </style:style>
    <style:style style:name="P6" style:family="paragraph" style:parent-style-name="Text_20_body">
      <style:text-properties fo:color="#a7074b" fo:font-weight="bold" style:font-weight-asian="bold" style:font-weight-complex="bold"/>
    </style:style>
    <style:style style:name="P7" style:family="paragraph" style:parent-style-name="Text_20_body">
      <style:text-properties fo:color="#c9211e" fo:font-weight="bold" style:font-weight-asian="bold" style:font-weight-complex="bold"/>
    </style:style>
    <style:style style:name="P8" style:family="paragraph" style:parent-style-name="Text_20_body">
      <style:text-properties fo:color="#780373" fo:font-weight="bold" style:font-weight-asian="bold" style:font-weight-complex="bold"/>
    </style:style>
    <style:style style:name="P9" style:family="paragraph" style:parent-style-name="Text_20_body">
      <style:paragraph-properties fo:margin-top="0cm" fo:margin-bottom="0cm" loext:contextual-spacing="false"/>
      <style:text-properties fo:color="#a7074b" fo:font-weight="bold" style:font-weight-asian="bold" style:font-weight-complex="bold"/>
    </style:style>
    <style:style style:name="P10" style:family="paragraph" style:parent-style-name="Text_20_body">
      <style:paragraph-properties fo:margin-top="0cm" fo:margin-bottom="0cm" loext:contextual-spacing="false"/>
      <style:text-properties fo:color="#c9211e" fo:font-weight="bold" style:font-weight-asian="bold" style:font-weight-complex="bold"/>
    </style:style>
    <style:style style:name="P11" style:family="paragraph" style:parent-style-name="Text_20_body">
      <style:paragraph-properties fo:margin-top="0cm" fo:margin-bottom="0cm" loext:contextual-spacing="false"/>
      <style:text-properties fo:color="#780373" fo:font-weight="bold" style:font-weight-asian="bold" style:font-weight-complex="bold"/>
    </style:style>
    <style:style style:name="P12" style:family="paragraph" style:parent-style-name="Heading_20_2">
      <style:text-properties fo:color="#a7074b" fo:font-weight="bold" style:font-weight-asian="bold" style:font-weight-complex="bold"/>
    </style:style>
    <style:style style:name="P13" style:family="paragraph" style:parent-style-name="Heading_20_2">
      <style:text-properties fo:color="#c9211e" fo:font-weight="bold" style:font-weight-asian="bold" style:font-weight-complex="bold"/>
    </style:style>
    <style:style style:name="P14" style:family="paragraph" style:parent-style-name="Heading_20_2">
      <style:text-properties fo:color="#780373" fo:font-weight="bold" style:font-weight-asian="bold" style:font-weight-complex="bold"/>
    </style:style>
    <style:style style:name="P15" style:family="paragraph" style:parent-style-name="Horizontal_20_Line">
      <style:text-properties fo:color="#a7074b" fo:font-weight="bold" style:font-weight-asian="bold" style:font-weight-complex="bold"/>
    </style:style>
    <style:style style:name="P16" style:family="paragraph" style:parent-style-name="Horizontal_20_Line">
      <style:text-properties fo:color="#c9211e" fo:font-weight="bold" style:font-weight-asian="bold" style:font-weight-complex="bold"/>
    </style:style>
    <style:style style:name="P17" style:family="paragraph" style:parent-style-name="Horizontal_20_Line">
      <style:text-properties fo:color="#780373" fo:font-weight="bold" style:font-weight-asian="bold" style:font-weight-complex="bold"/>
    </style:style>
    <style:style style:name="P18" style:family="paragraph" style:parent-style-name="Text_20_body" style:list-style-name="L1">
      <style:text-properties fo:color="#a7074b" fo:font-weight="bold" style:font-weight-asian="bold" style:font-weight-complex="bold"/>
    </style:style>
    <style:style style:name="P19" style:family="paragraph" style:parent-style-name="Text_20_body" style:list-style-name="L2">
      <style:text-properties fo:color="#c9211e" fo:font-weight="bold" style:font-weight-asian="bold" style:font-weight-complex="bold"/>
    </style:style>
    <style:style style:name="P20" style:family="paragraph" style:parent-style-name="Text_20_body" style:list-style-name="L4">
      <style:text-properties fo:color="#c9211e"/>
    </style:style>
    <style:style style:name="P21" style:family="paragraph" style:parent-style-name="Text_20_body" style:list-style-name="L3">
      <style:text-properties fo:color="#780373" fo:font-weight="bold" style:font-weight-asian="bold" style:font-weight-complex="bold"/>
    </style:style>
    <style:style style:name="P22" style:family="paragraph" style:parent-style-name="Text_20_body" style:list-style-name="L1">
      <style:paragraph-properties fo:margin-top="0cm" fo:margin-bottom="0cm" loext:contextual-spacing="false"/>
      <style:text-properties fo:color="#a7074b" fo:font-weight="bold" style:font-weight-asian="bold" style:font-weight-complex="bold"/>
    </style:style>
    <style:style style:name="P23" style:family="paragraph" style:parent-style-name="Text_20_body">
      <style:paragraph-properties fo:margin-top="0cm" fo:margin-bottom="0cm" loext:contextual-spacing="false"/>
      <style:text-properties fo:color="#c9211e" fo:font-weight="bold" style:font-weight-asian="bold" style:font-weight-complex="bold"/>
    </style:style>
    <style:style style:name="P24" style:family="paragraph" style:parent-style-name="Text_20_body" style:list-style-name="L2">
      <style:paragraph-properties fo:margin-top="0cm" fo:margin-bottom="0cm" loext:contextual-spacing="false"/>
      <style:text-properties fo:color="#c9211e" fo:font-weight="bold" style:font-weight-asian="bold" style:font-weight-complex="bold"/>
    </style:style>
    <style:style style:name="P25" style:family="paragraph" style:parent-style-name="Text_20_body" style:list-style-name="L4">
      <style:paragraph-properties fo:margin-top="0cm" fo:margin-bottom="0cm" loext:contextual-spacing="false"/>
      <style:text-properties fo:color="#c9211e"/>
    </style:style>
    <style:style style:name="P26" style:family="paragraph" style:parent-style-name="Text_20_body">
      <style:paragraph-properties fo:margin-top="0cm" fo:margin-bottom="0cm" loext:contextual-spacing="false"/>
      <style:text-properties fo:color="#780373" fo:font-weight="bold" style:font-weight-asian="bold" style:font-weight-complex="bold"/>
    </style:style>
    <style:style style:name="P27" style:family="paragraph" style:parent-style-name="Text_20_body" style:list-style-name="L3">
      <style:paragraph-properties fo:margin-top="0cm" fo:margin-bottom="0cm" loext:contextual-spacing="false"/>
      <style:text-properties fo:color="#780373" fo:font-weight="bold" style:font-weight-asian="bold" style:font-weight-complex="bold"/>
    </style:style>
    <style:style style:name="P28" style:family="paragraph" style:parent-style-name="Text_20_body" style:list-style-name="L3">
      <style:paragraph-properties fo:margin-top="0cm" fo:margin-bottom="0cm" loext:contextual-spacing="false"/>
      <style:text-properties fo:color="#780373" fo:font-weight="bold" officeooo:paragraph-rsid="000f1745" style:font-weight-asian="bold" style:font-weight-complex="bold"/>
    </style:style>
    <style:style style:name="P29" style:family="paragraph" style:parent-style-name="Text_20_body">
      <style:paragraph-properties fo:margin-top="0cm" fo:margin-bottom="0cm" loext:contextual-spacing="false"/>
      <style:text-properties fo:color="#780373" fo:font-weight="bold" officeooo:paragraph-rsid="000f1745" style:font-weight-asian="bold" style:font-weight-complex="bold"/>
    </style:style>
    <style:style style:name="P30" style:family="paragraph" style:parent-style-name="Text_20_body" style:list-style-name="L3">
      <style:paragraph-properties fo:margin-top="0cm" fo:margin-bottom="0cm" loext:contextual-spacing="false"/>
      <style:text-properties fo:color="#780373" fo:font-weight="bold" officeooo:rsid="000f1745" officeooo:paragraph-rsid="000f1745" style:font-weight-asian="bold" style:font-weight-complex="bold"/>
    </style:style>
    <style:style style:name="T1" style:family="text">
      <style:text-properties officeooo:rsid="00093c51"/>
    </style:style>
    <style:style style:name="T2" style:family="text">
      <style:text-properties officeooo:rsid="000a1f18"/>
    </style:style>
    <style:style style:name="T3" style:family="text">
      <style:text-properties officeooo:rsid="000f1745"/>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h text:style-name="P12" text:outline-level="2">Lesson <text:span text:style-name="T1">3</text:span> Summary</text:h>
      <text:p text:style-name="P15"/>
      <text:p text:style-name="P6">In this lesson, you have learned:</text:p>
      <text:list xml:id="list1097912644" text:style-name="L1">
        <text:list-item>
          <text:p text:style-name="P22">Data Science helps physicians provide the best treatment for their patients, and helps meteorologists predict the extent of local weather events, and can even help predict natural disasters like earthquakes and tornadoes.</text:p>
        </text:list-item>
        <text:list-item>
          <text:p text:style-name="P22">That companies can start on their data science journey by capturing data. Once they have data, they can begin analysing it.</text:p>
        </text:list-item>
        <text:list-item>
          <text:p text:style-name="P22">Some ways that data is generated by consumers. </text:p>
        </text:list-item>
        <text:list-item>
          <text:p text:style-name="P22">How businesses like Netflix, Amazon, UPs, Google, and Apple use the data generated by their consumers and employees.</text:p>
        </text:list-item>
        <text:list-item>
          <text:p text:style-name="P18">The purpose of the final deliverable of a Data Science project is to communicate new information and insights from the data analysis to key decision-makers.</text:p>
        </text:list-item>
      </text:list>
      <text:p text:style-name="P9"/>
      <text:h text:style-name="P13" text:outline-level="2">Lesson <text:span text:style-name="T2">3b</text:span> Summary</text:h>
      <text:p text:style-name="P16"/>
      <text:p text:style-name="P7">In this lesson, you have learned:</text:p>
      <text:list xml:id="list3815995912" text:style-name="L2">
        <text:list-item>
          <text:p text:style-name="P24">Data Scientists need programming, mathematics, and database skills, many of which can be gained through self-learning.</text:p>
        </text:list-item>
        <text:list-item>
          <text:p text:style-name="P24">Companies recruiting for a Data Science team need to understand the variety of different roles Data Scientists can play, and look for soft skills like storytelling and relationship building as well as technical skills.</text:p>
        </text:list-item>
        <text:list-item>
          <text:p text:style-name="P19">High school students considering a career in Data Science should learn programming, math, databases, and, most importantly practice their skills.</text:p>
        </text:list-item>
      </text:list>
      <text:p text:style-name="P10"/>
      <text:p text:style-name="P2"/>
      <text:p text:style-name="P1"/>
      <text:p text:style-name="P3"/>
      <text:h text:style-name="P14" text:outline-level="2">Lesson Summary</text:h>
      <text:p text:style-name="P17"/>
      <text:p text:style-name="P8">In this lesson, you have learned:</text:p>
      <text:list xml:id="list2045864830" text:style-name="L3">
        <text:list-item>
          <text:p text:style-name="P27">The length and content of the final report will vary depending on the needs of the project.</text:p>
        </text:list-item>
        <text:list-item>
          <text:p text:style-name="P28">The structure of the final report for a Data Science project should include </text:p>
        </text:list-item>
      </text:list>
      <text:p text:style-name="P29"/>
      <text:p text:style-name="P29"/>
      <text:p text:style-name="P29"/>
      <text:list xml:id="list121055183213478" text:continue-numbering="true" text:style-name="L3">
        <text:list-item>
          <text:p text:style-name="P28"><text:soft-page-break/>a cover page, </text:p>
        </text:list-item>
        <text:list-item>
          <text:p text:style-name="P28">table of contents, </text:p>
        </text:list-item>
        <text:list-item>
          <text:p text:style-name="P28">executive summary, </text:p>
        </text:list-item>
        <text:list-item>
          <text:p text:style-name="P28">detailed contents, </text:p>
        </text:list-item>
        <text:list-item>
          <text:p text:style-name="P28"><text:span text:style-name="T3">discussions,</text:span></text:p>
        </text:list-item>
        <text:list-item>
          <text:p text:style-name="P28"><text:span text:style-name="T3">analyses,</text:span> </text:p>
        </text:list-item>
        <text:list-item>
          <text:p text:style-name="P28">acknowledgements, </text:p>
        </text:list-item>
        <text:list-item>
          <text:p text:style-name="P28">references and </text:p>
        </text:list-item>
        <text:list-item>
          <text:p text:style-name="P28">appendices.</text:p>
        </text:list-item>
        <text:list-item>
          <text:p text:style-name="P30">Communicate the project findings</text:p>
        </text:list-item>
        <text:list-item>
          <text:p text:style-name="P30"/>
        </text:list-item>
        <text:list-item>
          <text:p text:style-name="P21">The report should present a thorough analysis of the data and communicate the project findings.</text:p>
        </text:list-item>
      </text:list>
      <text:p text:style-name="P10"/>
      <text:p text:style-name="P10">Cover page</text:p>
      <text:list xml:id="list3336967162" text:style-name="L4">
        <text:list-item>
          <text:p text:style-name="P25">Table of contents</text:p>
        </text:list-item>
        <text:list-item>
          <text:p text:style-name="P25">Introductory section</text:p>
        </text:list-item>
        <text:list-item>
          <text:p text:style-name="P25">Methodology section</text:p>
        </text:list-item>
        <text:list-item>
          <text:p text:style-name="P25">Results section</text:p>
        </text:list-item>
        <text:list-item>
          <text:p text:style-name="P25">Discussion section</text:p>
        </text:list-item>
        <text:list-item>
          <text:p text:style-name="P25">Conclusion section</text:p>
        </text:list-item>
        <text:list-item>
          <text:p text:style-name="P25">References</text:p>
        </text:list-item>
        <text:list-item>
          <text:p text:style-name="P25">Acknowledgment</text:p>
        </text:list-item>
        <text:list-item>
          <text:p text:style-name="P20">Appendix</text:p>
        </text:list-item>
      </text:list>
      <text:p text:style-name="P10"/>
      <text:p text:style-name="P11"/>
      <text:p text:style-name="P11"/>
      <text:p text:style-name="P3"/>
      <text:p text:style-name="P4">Project title :</text:p>
      <text:p text:style-name="P4"/>
      <text:p text:style-name="P4">The need and importance of Data Science and Data Scientist in real life matters the most !</text:p>
      <text:p text:style-name="P4"/>
      <text:p text:style-name="P5">Assignment link :</text:p>
      <text:p text:style-name="P5"/>
      <text:p text:style-name="P5"><text:a xlink:type="simple" xlink:href="https://www.coursera.org/learn/what-is-datascience/peer/dgsjq/final-assignment/submit" text:style-name="Internet_20_link" text:visited-style-name="Visited_20_Internet_20_Link">https://www.coursera.org/learn/what-is-datascience/peer/dgsjq/final-assignment/submit</text:a> </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4T07:10:56.780000000</meta:creation-date>
    <dc:date>2020-07-24T12:10:52.655000000</dc:date>
    <meta:editing-duration>PT2H6M40S</meta:editing-duration>
    <meta:editing-cycles>5</meta:editing-cycles>
    <meta:generator>LibreOffice/6.2.0.3$Windows_X86_64 LibreOffice_project/98c6a8a1c6c7b144ce3cc729e34964b47ce25d62</meta:generator>
    <meta:document-statistic meta:table-count="0" meta:image-count="0" meta:object-count="0" meta:page-count="2" meta:paragraph-count="42" meta:word-count="338" meta:character-count="2118" meta:non-whitespace-character-count="1842"/>
  </office:meta>
</office:document-meta>
</file>